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, 'Apple Color Emoji', 'Segoe UI Emoji', 'Segoe UI Symbol'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ont-family-special" svg:font-family="'var font-family-special'"/>
    <style:font-face style:name="var monospace-font-family" svg:font-family="'var monospace-font-family'"/>
  </office:font-face-decls>
  <office:automatic-styles>
    <style:style style:name="P1" style:family="paragraph" style:parent-style-name="Heading_20_1">
      <style:paragraph-properties fo:margin-left="0in" fo:margin-right="0in" style:line-height-at-least="0.3126in" fo:orphans="2" fo:widows="2" fo:text-indent="0in" style:auto-text-indent="false"/>
      <style:text-properties fo:font-variant="normal" fo:text-transform="none" fo:color="#242424" loext:opacity="100%" style:font-name="sohne" fo:font-size="18pt" fo:font-style="normal" fo:font-weight="normal"/>
    </style:style>
    <style:style style:name="P2" style:family="paragraph" style:parent-style-name="Heading_20_1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  <style:text-properties fo:font-variant="normal" fo:text-transform="none" fo:color="#242424" loext:opacity="100%" style:font-name="sohne" fo:font-size="18pt" fo:font-style="normal" fo:font-weight="normal"/>
    </style:style>
    <style:style style:name="P3" style:family="paragraph" style:parent-style-name="Heading_20_2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242424" loext:opacity="100%" style:font-name="sohne" fo:font-size="15pt" fo:letter-spacing="normal" fo:font-style="normal" fo:font-weight="normal"/>
    </style:style>
    <style:style style:name="P4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91e1e" loext:opacity="100%" style:font-name="var font-family-special" fo:font-size="11.25pt" fo:letter-spacing="normal" fo:font-style="normal" fo:font-weight="normal"/>
    </style:style>
    <style:style style:name="P5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91e1e" loext:opacity="100%" style:font-name="var font-family-special" fo:font-size="11.25pt" fo:letter-spacing="normal" fo:font-style="normal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P6" style:family="paragraph" style:parent-style-name="Heading_20_2">
      <style:paragraph-properties fo:margin-left="0in" fo:margin-right="0in" style:line-height-at-least="0.25in" fo:orphans="2" fo:widows="2" fo:text-indent="0in" style:auto-text-indent="false"/>
    </style:style>
    <style:style style:name="P7" style:family="paragraph" style:parent-style-name="Preformatted_20_Text">
      <loext:graphic-properties draw:fill="solid" draw:fill-color="#f9f9f9" draw:opacity="100%"/>
      <style:paragraph-properties fo:margin-left="0in" fo:margin-right="0in" fo:margin-top="0.5835in" fo:margin-bottom="0in" style:contextual-spacing="false" fo:line-height="140%" fo:orphans="2" fo:widows="2" fo:text-indent="0in" style:auto-text-indent="false" fo:background-color="#f9f9f9" fo:padding="0.3335in" fo:border="0.06pt solid #e5e5e5"/>
      <style:text-properties fo:font-variant="normal" fo:text-transform="none" fo:color="#aa0d91" loext:opacity="100%" style:font-name="source-code-pro" fo:font-size="10.5pt" fo:letter-spacing="normal" fo:font-style="normal" fo:font-weight="normal"/>
    </style:style>
    <style:style style:name="P8" style:family="paragraph" style:parent-style-name="Preformatted_20_Text">
      <loext:graphic-properties draw:fill="solid" draw:fill-color="#f9f9f9" draw:opacity="100%"/>
      <style:paragraph-properties fo:margin-top="0.5835in" fo:margin-bottom="0in" style:contextual-spacing="false" fo:line-height="140%" fo:orphans="2" fo:widows="2" fo:background-color="#f9f9f9" fo:padding="0.3335in" fo:border="0.06pt solid #e5e5e5"/>
      <style:text-properties fo:font-variant="normal" fo:text-transform="none" fo:color="#aa0d91" loext:opacity="100%" style:font-name="source-code-pro" fo:font-size="10.5pt" fo:letter-spacing="normal" fo:font-style="normal" fo:font-weight="normal"/>
    </style:style>
    <style:style style:name="P9" style:family="paragraph" style:parent-style-name="Preformatted_20_Text">
      <loext:graphic-properties draw:fill="solid" draw:fill-color="#f9f9f9" draw:opacity="100%"/>
      <style:paragraph-properties fo:margin-top="0.5835in" fo:margin-bottom="0in" style:contextual-spacing="false" fo:line-height="140%" fo:orphans="2" fo:widows="2" fo:background-color="#f9f9f9" fo:padding="0.3335in" fo:border="0.06pt solid #e5e5e5"/>
      <style:text-properties fo:font-variant="normal" fo:text-transform="none" fo:color="#242424" loext:opacity="100%" fo:letter-spacing="normal"/>
    </style:style>
    <style:style style:name="P10" style:family="paragraph" style:parent-style-name="Preformatted_20_Text">
      <loext:graphic-properties draw:fill="solid" draw:fill-color="#f9f9f9" draw:opacity="100%"/>
      <style:paragraph-properties fo:margin-left="0in" fo:margin-right="0in" fo:margin-top="0.5835in" fo:margin-bottom="0in" style:contextual-spacing="false" fo:line-height="140%" fo:orphans="2" fo:widows="2" fo:text-indent="0in" style:auto-text-indent="false" fo:background-color="#f9f9f9" fo:padding="0.3335in" fo:border="0.06pt solid #e5e5e5"/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P11" style:family="paragraph" style:parent-style-name="Preformatted_20_Text">
      <loext:graphic-properties draw:fill="solid" draw:fill-color="#f9f9f9" draw:opacity="100%"/>
      <style:paragraph-properties fo:margin-top="0.5835in" fo:margin-bottom="0in" style:contextual-spacing="false" fo:line-height="140%" fo:orphans="2" fo:widows="2" fo:background-color="#f9f9f9" fo:padding="0.3335in" fo:border="0.06pt solid #e5e5e5"/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P12" style:family="paragraph" style:parent-style-name="Preformatted_20_Text">
      <loext:graphic-properties draw:fill="solid" draw:fill-color="#f9f9f9" draw:opacity="100%"/>
      <style:paragraph-properties fo:margin-left="0in" fo:margin-right="0in" fo:margin-top="0.5835in" fo:margin-bottom="0in" style:contextual-spacing="false" fo:line-height="140%" fo:orphans="2" fo:widows="2" fo:text-indent="0in" style:auto-text-indent="false" fo:background-color="#f9f9f9" fo:padding="0.3335in" fo:border="0.06pt solid #e5e5e5"/>
      <style:text-properties fo:font-variant="normal" fo:text-transform="none" fo:color="#643820" loext:opacity="100%" style:font-name="source-code-pro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9f9f9" draw:opacity="100%"/>
      <style:paragraph-properties fo:margin-top="0.5835in" fo:margin-bottom="0in" style:contextual-spacing="false" fo:line-height="140%" fo:orphans="2" fo:widows="2" fo:background-color="#f9f9f9" fo:padding="0.3335in" fo:border="0.06pt solid #e5e5e5"/>
      <style:text-properties fo:font-variant="normal" fo:text-transform="none" fo:color="#643820" loext:opacity="100%" style:font-name="source-code-pro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9f9f9" draw:opacity="100%"/>
      <style:paragraph-properties fo:margin-left="0in" fo:margin-right="0in" fo:margin-top="0.5835in" fo:margin-bottom="0in" style:contextual-spacing="false" fo:line-height="140%" fo:orphans="2" fo:widows="2" fo:text-indent="0in" style:auto-text-indent="false" fo:background-color="#f9f9f9" fo:padding="0.3335in" fo:border="0.06pt solid #e5e5e5"/>
      <style:text-properties fo:font-variant="normal" fo:text-transform="none" fo:color="#3f6e74" loext:opacity="100%" style:font-name="source-code-pro" fo:font-size="10.5pt" fo:letter-spacing="normal" fo:font-style="normal" fo:font-weight="normal"/>
    </style:style>
    <style:style style:name="P15" style:family="paragraph" style:parent-style-name="Preformatted_20_Text">
      <loext:graphic-properties draw:fill="solid" draw:fill-color="#f9f9f9" draw:opacity="100%"/>
      <style:paragraph-properties fo:margin-top="0.5835in" fo:margin-bottom="0in" style:contextual-spacing="false" fo:line-height="140%" fo:orphans="2" fo:widows="2" fo:background-color="#f9f9f9" fo:padding="0.3335in" fo:border="0.06pt solid #e5e5e5"/>
      <style:text-properties fo:font-variant="normal" fo:text-transform="none" fo:color="#3f6e74" loext:opacity="100%" style:font-name="source-code-pro" fo:font-size="10.5pt" fo:letter-spacing="normal" fo:font-style="normal" fo:font-weight="normal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6" fo:text-indent="0in" style:auto-text-indent="false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42424" loext:opacity="100%" style:font-name="source-serif-pro" fo:font-size="15pt" fo:font-style="normal" fo:font-weight="normal"/>
    </style:style>
    <style:style style:name="P20" style:family="paragraph" style:parent-style-name="Text_20_body" style:list-style-name="L2">
      <style:paragraph-properties fo:margin-left="0.3126in" fo:margin-right="0in" fo:margin-top="0in" fo:margin-bottom="0in" style:contextual-spacing="false" style:line-height-at-least="0.3335in" fo:orphans="2" fo:widows="2" fo:text-indent="0in" style:auto-text-indent="false" fo:padding="0in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91e1e" loext:opacity="100%" style:font-name="Open Sans" fo:font-size="11.25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91e1e" loext:opacity="100%" style:font-name="Open Sans" fo:font-size="11.25pt" fo:letter-spacing="normal" fo:font-style="normal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P23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T1" style:family="text">
      <style:text-properties fo:color="#000099" loext:opacity="100%" style:font-name="var monospace-font-family" fo:font-weight="normal" fo:background-color="#ffffff" loext:char-shading-value="0" loext:padding="0.0193in" loext:border="0.06pt solid #e1e1e8"/>
    </style:style>
    <style:style style:name="T2" style:family="text">
      <style:text-properties fo:color="#000099" loext:opacity="100%" fo:background-color="#ffffff" loext:char-shading-value="0" loext:padding="0.0193in" loext:border="0.06pt solid #e1e1e8"/>
    </style:style>
    <style:style style:name="T3" style:family="text">
      <style:text-properties fo:font-variant="normal" fo:text-transform="none" fo:color="#242424" loext:opacity="100%" style:font-name="source-serif-pro" fo:font-size="15pt" fo:font-style="normal" fo:font-weight="normal"/>
    </style:style>
    <style:style style:name="T4" style:family="text">
      <style:text-properties fo:font-variant="normal" fo:text-transform="none" fo:color="#242424" loext:opacity="100%" style:font-name="source-serif-pro" fo:font-size="15pt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42424" loext:opacity="100%" style:font-name="source-code-pro" fo:font-size="11.25pt" fo:font-style="normal" fo:font-weight="normal" fo:background-color="#f2f2f2" loext:char-shading-value="0" loext:padding="0in" loext:border="none"/>
    </style:style>
    <style:style style:name="T6" style:family="text">
      <style:text-properties fo:font-variant="normal" fo:text-transform="none" fo:color="#242424" loext:opacity="100%" style:font-name="source-code-pro" fo:font-size="11.25pt" fo:letter-spacing="normal" fo:font-style="normal" fo:font-weight="normal" fo:background-color="#f2f2f2" loext:char-shading-value="0" loext:padding="0in" loext:border="none"/>
    </style:style>
    <style:style style:name="T7" style:family="text">
      <style:text-properties fo:font-variant="normal" fo:text-transform="none" fo:color="#242424" loext:opacity="100%" style:font-name="sohne" fo:font-size="15pt" fo:letter-spacing="normal" fo:font-style="normal" fo:font-weight="normal"/>
    </style:style>
    <style:style style:name="T8" style:family="text">
      <style:text-properties style:font-name="source-code-pro" fo:font-size="10.5pt" fo:font-style="normal" fo:font-weight="normal"/>
    </style:style>
    <style:style style:name="T9" style:family="text">
      <style:text-properties fo:color="#aa0d91" loext:opacity="100%"/>
    </style:style>
    <style:style style:name="T10" style:family="text">
      <style:text-properties fo:color="#aa0d91" loext:opacity="100%" style:font-name="source-code-pro" fo:font-size="10.5pt" fo:font-style="normal" fo:font-weight="normal"/>
    </style:style>
    <style:style style:name="T11" style:family="text">
      <style:text-properties fo:color="#007400" loext:opacity="100%" style:font-name="source-code-pro" fo:font-size="10.5pt" fo:font-style="normal" fo:font-weight="normal"/>
    </style:style>
    <style:style style:name="T12" style:family="text">
      <style:text-properties fo:color="#836c28" loext:opacity="100%"/>
    </style:style>
    <style:style style:name="T13" style:family="text">
      <style:text-properties fo:color="#643820" loext:opacity="100%" style:font-name="source-code-pro" fo:font-size="10.5pt" fo:font-style="normal" fo:font-weight="normal"/>
    </style:style>
    <style:style style:name="T14" style:family="text">
      <style:text-properties fo:color="#5c2699" loext:opacity="100%" style:font-name="source-code-pro" fo:font-size="10.5pt" fo:font-style="normal" fo:font-weight="normal"/>
    </style:style>
    <style:style style:name="T15" style:family="text">
      <style:text-properties fo:color="#3f6e74" loext:opacity="100%" style:font-name="source-code-pro" fo:font-size="10.5pt" fo:font-style="normal" fo:font-weight="normal"/>
    </style:style>
    <style:style style:name="T16" style:family="text">
      <style:text-properties fo:color="#c41a16" loext:opacity="100%"/>
    </style:style>
    <style:style style:name="T17" style:family="text">
      <style:text-properties fo:color="#c41a16" loext:opacity="100%" style:font-name="source-code-pro" fo:font-size="10.5pt" fo:font-style="normal" fo:font-weight="normal"/>
    </style:style>
    <style:style style:name="T18" style:family="text">
      <style:text-properties fo:color="#9b703f" loext:opacity="100%" style:font-name="source-code-pro" fo:font-size="10.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0353"/>Introduction</text:h>
      <text:p text:style-name="P19"><text:bookmark text:name="16f8"/>Securing your Spring Boot API with an API key and secret means protecting your endpoints by ensuring that only authorized parties can access them. This is a common security measure, and we’ll walk through it in detail here. We’ll cover everything from project creation to implementing a custom authentication filter to testing your secured API.</text:p>
      <text:h text:style-name="P1" text:outline-level="1"><text:bookmark text:name="32b1"/>Step 1: Setup Your Spring Boot Project</text:h>
      <text:h text:style-name="P3" text:outline-level="2"><text:bookmark text:name="b05f"/>1.1 Creating the Project</text:h>
      <text:p text:style-name="P23"><text:bookmark text:name="5db4"/><text:span text:style-name="T3">You can create a new Spring Boot project using the </text:span><text:a xlink:type="simple" xlink:href="https://start.spring.io/" office:target-frame-name="_blank" xlink:show="new" text:style-name="Internet_20_link" text:visited-style-name="Visited_20_Internet_20_Link"><text:span text:style-name="T4">Spring Initializr</text:span></text:a><text:span text:style-name="T3"> or your favorite IDE. Make sure to select the following dependencies:</text:span></text:p>
      <text:list xml:id="list2033253410" text:style-name="L2">
        <text:list-item>
          <text:p text:style-name="P20"><text:bookmark text:name="9672"/>Spring Security</text:p>
        </text:list-item>
        <text:list-item>
          <text:p text:style-name="P20"><text:bookmark text:name="89df"/>Spring Web</text:p>
        </text:list-item>
      </text:list>
      <text:h text:style-name="P3" text:outline-level="2"><text:bookmark text:name="d484"/>1.2 Adding Dependencies to Your POM.xml</text:h>
      <text:p text:style-name="P23"><text:bookmark text:name="10ac"/><text:span text:style-name="T3">Make sure you have the following dependencies in your </text:span><text:span text:style-name="Source_20_Text"><text:span text:style-name="T5">pom.xml</text:span></text:span><text:span text:style-name="T3"> file:</text:span></text:p>
      <text:p text:style-name="P7"><text:bookmark text:name="cef5"/>&lt;dependencies&gt;</text:p>
      <text:p text:style-name="P9"><text:s text:c="2"/><text:span text:style-name="T11">&lt;!-- other dependencies --&gt;</text:span></text:p>
      <text:p text:style-name="P9"><text:soft-page-break/><text:s text:c="2"/><text:span text:style-name="T10">&lt;dependency&gt;</text:span></text:p>
      <text:p text:style-name="P9"><text:s text:c="4"/><text:span text:style-name="T10">&lt;groupId&gt;</text:span><text:span text:style-name="T8">org.springframework.boot</text:span><text:span text:style-name="T10">&lt;/groupId&gt;</text:span></text:p>
      <text:p text:style-name="P9"><text:s text:c="4"/><text:span text:style-name="T10">&lt;artifactId&gt;</text:span><text:span text:style-name="T8">spring-boot-starter-security</text:span><text:span text:style-name="T10">&lt;/artifactId&gt;</text:span></text:p>
      <text:p text:style-name="P9"><text:s text:c="2"/><text:span text:style-name="T10">&lt;/dependency&gt;</text:span></text:p>
      <text:p text:style-name="P9"><text:s text:c="2"/><text:span text:style-name="T10">&lt;dependency&gt;</text:span></text:p>
      <text:p text:style-name="P9"><text:s text:c="4"/><text:span text:style-name="T10">&lt;groupId&gt;</text:span><text:span text:style-name="T8">org.springframework.boot</text:span><text:span text:style-name="T10">&lt;/groupId&gt;</text:span></text:p>
      <text:p text:style-name="P9"><text:s text:c="4"/><text:span text:style-name="T10">&lt;artifactId&gt;</text:span><text:span text:style-name="T8">spring-boot-starter-web</text:span><text:span text:style-name="T10">&lt;/artifactId&gt;</text:span></text:p>
      <text:p text:style-name="P9"><text:s text:c="2"/><text:span text:style-name="T10">&lt;/dependency&gt;</text:span></text:p>
      <text:p text:style-name="P8">&lt;/dependencies&gt;</text:p>
      <text:h text:style-name="P1" text:outline-level="1"><text:bookmark text:name="ba3c"/>Step 2: Define the API Key and Secret</text:h>
      <text:h text:style-name="P6" text:outline-level="2"><text:bookmark text:name="3ca2"/><text:span text:style-name="T7">2.1 Add API Key and Secret to </text:span><text:span text:style-name="Source_20_Text"><text:span text:style-name="T6">application.properties</text:span></text:span></text:h>
      <text:p text:style-name="P23"><text:bookmark text:name="158a"/><text:span text:style-name="T3">You should define your API key and secret in the </text:span><text:span text:style-name="Source_20_Text"><text:span text:style-name="T5">application.properties</text:span></text:span><text:span text:style-name="T3"> file. It's worth considering environment </text:span><text:soft-page-break/><text:span text:style-name="T3">variables for production usage to ensure these values are kept secure:</text:span></text:p>
      <text:p text:style-name="P10"><text:bookmark text:name="06cc"/><text:span text:style-name="T12">api.key</text:span>=my-api-key</text:p>
      <text:p text:style-name="P11"><text:span text:style-name="T12">api.secret</text:span>=my-secret</text:p>
      <text:h text:style-name="P1" text:outline-level="1"><text:bookmark text:name="9bfa"/>Step 3: Implement an Authentication Filter</text:h>
      <text:h text:style-name="P3" text:outline-level="2"><text:bookmark text:name="19ac"/>3.1 Create Custom Filter</text:h>
      <text:p text:style-name="P19"><text:bookmark text:name="8084"/>This step requires creating a custom filter to intercept every request and validate the API key and secret.</text:p>
      <text:p text:style-name="P19"><text:bookmark text:name="b851"/>Here’s a detailed breakdown of the code:</text:p>
      <text:p text:style-name="P12"><text:bookmark text:name="2188"/>@Component</text:p>
      <text:p text:style-name="P11"><text:span text:style-name="T9">public</text:span> <text:span text:style-name="T9">class</text:span> ApiKeyAuthFilter <text:span text:style-name="T9">extends</text:span> OncePerRequestFilter {</text:p>
      <text:p text:style-name="P13">@Value("${api.key}")</text:p>
      <text:p text:style-name="P9"><text:s text:c="4"/><text:span text:style-name="T10">private</text:span><text:span text:style-name="T8"> String apiKey;</text:span></text:p>
      <text:p text:style-name="P9"><text:soft-page-break/><text:s text:c="4"/><text:span text:style-name="T13">@Value("${api.secret}")</text:span></text:p>
      <text:p text:style-name="P9"><text:s text:c="4"/><text:span text:style-name="T10">private</text:span><text:span text:style-name="T8"> String apiSecret;</text:span></text:p>
      <text:p text:style-name="P9"><text:s text:c="4"/><text:span text:style-name="T13">@Override</text:span></text:p>
      <text:p text:style-name="P9"><text:s text:c="4"/><text:span text:style-name="T10">protected</text:span><text:span text:style-name="T8"> </text:span><text:span text:style-name="T10">void</text:span><text:span text:style-name="T8"> doFilterInternal</text:span><text:span text:style-name="T14">(HttpServletRequest request, HttpServletResponse response, FilterChain filterChain)</text:span></text:p>
      <text:p text:style-name="P9"><text:s text:c="12"/><text:span text:style-name="T10">throws</text:span><text:span text:style-name="T8"> ServletException, IOException {</text:span></text:p>
      <text:p text:style-name="P9"><text:s text:c="8"/></text:p>
      <text:p text:style-name="P9"><text:s text:c="8"/><text:span text:style-name="T11">// Get the API key and secret from request headers</text:span></text:p>
      <text:p text:style-name="P9"><text:s text:c="8"/><text:span text:style-name="T14">String</text:span><text:span text:style-name="T8"> </text:span><text:span text:style-name="T15">requestApiKey</text:span><text:span text:style-name="T8"> = request.getHeader(</text:span><text:span text:style-name="T17">"X-API-KEY"</text:span><text:span text:style-name="T8">);</text:span></text:p>
      <text:p text:style-name="P9"><text:s text:c="8"/><text:span text:style-name="T14">String</text:span><text:span text:style-name="T8"> </text:span><text:span text:style-name="T15">requestApiSecret</text:span><text:span text:style-name="T8"> = request.getHeader(</text:span><text:span text:style-name="T17">"X-API-SECRET"</text:span><text:span text:style-name="T8">);</text:span></text:p>
      <text:p text:style-name="P9"><text:s text:c="8"/><text:span text:style-name="T11">// Validate the key and secret</text:span></text:p>
      <text:p text:style-name="P9"><text:s text:c="8"/><text:span text:style-name="T10">if</text:span><text:span text:style-name="T8"> (apiKey.equals(requestApiKey) &amp;&amp; apiSecret.equals(requestApiSecret)) {</text:span></text:p>
      <text:p text:style-name="P9"><text:soft-page-break/><text:s text:c="12"/><text:span text:style-name="T11">// Continue processing the request</text:span></text:p>
      <text:p text:style-name="P9"><text:s text:c="12"/><text:span text:style-name="T8">filterChain.doFilter(request, response);</text:span></text:p>
      <text:p text:style-name="P9"><text:s text:c="8"/><text:span text:style-name="T8">} </text:span><text:span text:style-name="T10">else</text:span><text:span text:style-name="T8"> {</text:span></text:p>
      <text:p text:style-name="P9"><text:s text:c="12"/><text:span text:style-name="T11">// Reject the request and send an unauthorized error</text:span></text:p>
      <text:p text:style-name="P9"><text:s text:c="12"/><text:span text:style-name="T8">response.setStatus(HttpStatus.UNAUTHORIZED.value());</text:span></text:p>
      <text:p text:style-name="P9"><text:s text:c="12"/><text:span text:style-name="T8">response.getWriter().write(</text:span><text:span text:style-name="T17">"Unauthorized"</text:span><text:span text:style-name="T8">);</text:span></text:p>
      <text:p text:style-name="P9"><text:s text:c="8"/><text:span text:style-name="T8">}</text:span></text:p>
      <text:p text:style-name="P9"><text:s text:c="4"/><text:span text:style-name="T8">}</text:span></text:p>
      <text:p text:style-name="P11">}</text:p>
      <text:h text:style-name="P1" text:outline-level="1"><text:bookmark text:name="6bd9"/>Step 4: Configure Spring Security</text:h>
      <text:h text:style-name="P3" text:outline-level="2"><text:bookmark text:name="e49d"/>4.1 Create Security Configuration Class</text:h>
      <text:p text:style-name="P23"><text:bookmark text:name="4aa3"/><text:span text:style-name="T3">We’ll extend the </text:span><text:span text:style-name="Source_20_Text"><text:span text:style-name="T5">WebSecurityConfigurerAdapter</text:span></text:span><text:span text:style-name="T3"> class and override the </text:span><text:span text:style-name="Source_20_Text"><text:span text:style-name="T5">configure</text:span></text:span><text:span text:style-name="T3"> method:</text:span></text:p>
      <text:p text:style-name="P14"><text:bookmark text:name="bbd5"/><text:soft-page-break/>@Configuration</text:p>
      <text:p text:style-name="P15">@EnableWebSecurity</text:p>
      <text:p text:style-name="P11">public class SecurityConfig extends WebSecurityConfigurerAdapter {</text:p>
      <text:p text:style-name="P15">@Autowired</text:p>
      <text:p text:style-name="P9"><text:s text:c="4"/><text:span text:style-name="T8">private ApiKeyAuthFilter apiKeyAuthFilter;</text:span></text:p>
      <text:p text:style-name="P9"><text:s text:c="4"/><text:span text:style-name="T15">@Override</text:span></text:p>
      <text:p text:style-name="P9"><text:s text:c="4"/><text:span text:style-name="T8">protected void </text:span><text:span text:style-name="T14">configure</text:span><text:span text:style-name="T8">(HttpSecurity http) throws Exception {</text:span></text:p>
      <text:p text:style-name="P9"><text:s text:c="8"/><text:span text:style-name="T10">http</text:span></text:p>
      <text:p text:style-name="P9"><text:s text:c="12"/><text:span text:style-name="T18">.csrf</text:span><text:span text:style-name="T8">()</text:span><text:span text:style-name="T18">.disable</text:span><text:span text:style-name="T8">() </text:span><text:span text:style-name="T11">// Disabling CSRF protection</text:span></text:p>
      <text:p text:style-name="P9"><text:s text:c="12"/><text:span text:style-name="T18">.addFilterBefore</text:span><text:span text:style-name="T8">(apiKeyAuthFilter, UsernamePasswordAuthenticationFilter.class) </text:span><text:span text:style-name="T11">// Add our custom filter</text:span></text:p>
      <text:p text:style-name="P9"><text:s text:c="12"/><text:span text:style-name="T18">.authorizeRequests</text:span><text:span text:style-name="T8">()</text:span></text:p>
      <text:p text:style-name="P9"><text:soft-page-break/><text:s text:c="16"/><text:span text:style-name="T18">.anyRequest</text:span><text:span text:style-name="T8">()</text:span><text:span text:style-name="T18">.authenticated</text:span><text:span text:style-name="T8">(); </text:span><text:span text:style-name="T11">// All requests must be authenticated</text:span></text:p>
      <text:p text:style-name="P9"><text:s text:c="4"/><text:span text:style-name="T8">}</text:span></text:p>
      <text:p text:style-name="P11">}</text:p>
      <text:h text:style-name="P1" text:outline-level="1"><text:bookmark text:name="1ef5"/>Step 5: Test Your Secured API</text:h>
      <text:h text:style-name="P3" text:outline-level="2"><text:bookmark text:name="f4f6"/>5.1 Using Curl</text:h>
      <text:p text:style-name="P23"><text:bookmark text:name="c64f"/><text:span text:style-name="T3">You can use </text:span><text:span text:style-name="Source_20_Text"><text:span text:style-name="T5">curl</text:span></text:span><text:span text:style-name="T3"> to send a request with the correct API key and secret:</text:span></text:p>
      <text:p text:style-name="P10"><text:bookmark text:name="daca"/>curl -H <text:span text:style-name="T16">"X-API-KEY: my-api-key"</text:span> -H <text:span text:style-name="T16">"X-API-SECRET: my-secret"</text:span> http://localhost:8080/your-endpoint</text:p>
      <text:h text:style-name="P3" text:outline-level="2"><text:bookmark text:name="c96d"/>5.2 Using Postman</text:h>
      <text:p text:style-name="P23"><text:bookmark text:name="7533"/><text:span text:style-name="T3">Alternatively, you can use Postman to make requests. Just add the </text:span><text:span text:style-name="Source_20_Text"><text:span text:style-name="T5">X-API-KEY</text:span></text:span><text:span text:style-name="T3"> and </text:span><text:span text:style-name="Source_20_Text"><text:span text:style-name="T5">X-API-SECRET</text:span></text:span><text:span text:style-name="T3"> headers with the correct values and send a request to your endpoint.</text:span></text:p>
      <text:h text:style-name="P1" text:outline-level="1"><text:bookmark text:name="3e18"/>Conclusion</text:h>
      <text:p text:style-name="P19"><text:bookmark text:name="f1d3"/>Securing a Spring Boot API with an API key and secret provides a straightforward way to authenticate requests. It involves creating <text:soft-page-break/>a custom filter, integrating it with Spring Security, and then configuring your application to use these components.</text:p>
      <text:p text:style-name="P19"><text:bookmark text:name="9d00"/>Always consider the overall security of your application, especially in production, where more robust solutions like OAuth2 might be more appropriate. With this guide, you should have a solid foundation for adding API key and secret authentication to your Spring Boot applications.</text:p>
      <text:p text:style-name="P19"><text:bookmark text:name="41a1"/>Happy coding, and feel free to reach out with any questions or comments. The coffee’s always on at my virtual office!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, 'Apple Color Emoji', 'Segoe UI Emoji', 'Segoe UI Symbol'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ont-family-special" svg:font-family="'var font-family-special'"/>
    <style:font-face style:name="var monospace-font-family" svg:font-family="'var monospac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8:14:29.776117045</meta:creation-date>
    <dc:date>2024-03-30T15:36:47.250677709</dc:date>
    <meta:editing-duration>PT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80" meta:word-count="515" meta:character-count="4253" meta:non-whitespace-character-count="3558"/>
  </office:meta>
</office:document-meta>
</file>